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6" draw:master-page-name="Master1-Layout1-title-标题幻灯片" presentation:presentation-page-layout-name="Master1-PPL1" draw:id="Slide-256">
        <draw:custom-shape svg:x="1.76712in" svg:y="1.41096in" svg:width="5.19178in" svg:height="2.9726in" draw:id="id63" draw:style-name="a359" draw:name="单圆角矩形 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path-stretchpoint-x="21600" draw:path-stretchpoint-y="21600" draw:type="non-primitive" svg:viewBox="0 0 21600 21600" draw:enhanced-path="M ?f3 ?f5 L ?f13 ?f5 A ?f55 ?f56 ?f57 ?f58 ?f13 ?f5 ?f52 ?f54  W ?f59 ?f60 ?f61 ?f62 ?f13 ?f5 ?f52 ?f54 L ?f4 ?f6 ?f3 ?f6 Z N" draw:text-areas="?f3 ?f5 ?f15 ?f6" draw:modifiers="16667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?f9 * ?f11 / 100000"/>
            <draw:equation draw:name="f13" draw:formula="?f4 - ?f12"/>
            <draw:equation draw:name="f14" draw:formula="?f12 * 29289 / 100000"/>
            <draw:equation draw:name="f15" draw:formula="?f4 - ?f14"/>
            <draw:equation draw:name="f16" draw:formula="21550000 - ?f2"/>
            <draw:equation draw:name="f17" draw:formula="if(?f16, ?f2, 21550000)"/>
            <draw:equation draw:name="f18" draw:formula="-21550000 - ?f17"/>
            <draw:equation draw:name="f19" draw:formula="if(?f18, -21550000, ?f17)"/>
            <draw:equation draw:name="f20" draw:formula="?f0 + ?f19"/>
            <draw:equation draw:name="f21" draw:formula="?f0 + ?f2"/>
            <draw:equation draw:name="f22" draw:formula="?f21 * ?f10 / ?f1"/>
            <draw:equation draw:name="f23" draw:formula="0 - ?f22"/>
            <draw:equation draw:name="f24" draw:formula="cos(?f23)"/>
            <draw:equation draw:name="f25" draw:formula="0 - ?f24"/>
            <draw:equation draw:name="f26" draw:formula="?f25 * ?f12"/>
            <draw:equation draw:name="f27" draw:formula="sin(?f23)"/>
            <draw:equation draw:name="f28" draw:formula="0 - ?f27"/>
            <draw:equation draw:name="f29" draw:formula="?f28 * ?f12"/>
            <draw:equation draw:name="f30" draw:formula="sqrt(?f26 * ?f26 + ?f29 * ?f29 + 0 * 0)"/>
            <draw:equation draw:name="f31" draw:formula="?f12 * ?f12 / ?f30"/>
            <draw:equation draw:name="f32" draw:formula="?f28 * ?f31"/>
            <draw:equation draw:name="f33" draw:formula="?f13 - ?f32"/>
            <draw:equation draw:name="f34" draw:formula="?f25 * ?f31"/>
            <draw:equation draw:name="f35" draw:formula="?f5 - ?f34"/>
            <draw:equation draw:name="f36" draw:formula="?f33 - ?f12"/>
            <draw:equation draw:name="f37" draw:formula="?f35 - ?f12"/>
            <draw:equation draw:name="f38" draw:formula="?f33 + ?f12"/>
            <draw:equation draw:name="f39" draw:formula="?f35 + ?f12"/>
            <draw:equation draw:name="f40" draw:formula="?f20 + ?f2"/>
            <draw:equation draw:name="f41" draw:formula="?f40 * ?f10 / ?f1"/>
            <draw:equation draw:name="f42" draw:formula="0 - ?f41"/>
            <draw:equation draw:name="f43" draw:formula="cos(?f42)"/>
            <draw:equation draw:name="f44" draw:formula="0 - ?f43"/>
            <draw:equation draw:name="f45" draw:formula="?f44 * ?f12"/>
            <draw:equation draw:name="f46" draw:formula="sin(?f42)"/>
            <draw:equation draw:name="f47" draw:formula="0 - ?f46"/>
            <draw:equation draw:name="f48" draw:formula="?f47 * ?f12"/>
            <draw:equation draw:name="f49" draw:formula="sqrt(?f45 * ?f45 + ?f48 * ?f48 + 0 * 0)"/>
            <draw:equation draw:name="f50" draw:formula="?f12 * ?f12 / ?f49"/>
            <draw:equation draw:name="f51" draw:formula="?f47 * ?f50"/>
            <draw:equation draw:name="f52" draw:formula="?f33 + ?f51"/>
            <draw:equation draw:name="f53" draw:formula="?f44 * ?f50"/>
            <draw:equation draw:name="f54" draw:formula="?f35 + ?f53"/>
            <draw:equation draw:name="f55" draw:formula="if(?f19, ?f13, ?f36)"/>
            <draw:equation draw:name="f56" draw:formula="if(?f19, ?f5, ?f37)"/>
            <draw:equation draw:name="f57" draw:formula="if(?f19, ?f13, ?f38)"/>
            <draw:equation draw:name="f58" draw:formula="if(?f19, ?f5, ?f39)"/>
            <draw:equation draw:name="f59" draw:formula="if(?f19, ?f36, ?f52)"/>
            <draw:equation draw:name="f60" draw:formula="if(?f19, ?f37, ?f54)"/>
            <draw:equation draw:name="f61" draw:formula="if(?f19, ?f38, ?f52)"/>
            <draw:equation draw:name="f62" draw:formula="if(?f19, ?f39, ?f54)"/>
          </draw:enhanced-geometry>
        </draw:custom-shape>
        <draw:custom-shape svg:x="8.76712in" svg:y="2.73973in" svg:width="2.50685in" svg:height="2.87671in" draw:id="id64" draw:style-name="a362" draw:name="弧形 4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25, -180" draw:modifiers="180 27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占位符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21/4/8</text:date></text:span></text:p>
        </draw:text-box>
        <svg:title/>
        <svg:desc/>
      </draw:frame>
      <draw:frame draw:id="id3" presentation:style-name="a28" draw:name="页脚占位符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灯片编号占位符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标题幻灯片" style:page-layout-name="pageLayout1" draw:style-name="a32">
      <draw:frame draw:id="id5" presentation:style-name="a36" draw:name="标题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单击此处编辑母版标题样式</text:span><text:span text:style-name="a34" text:class-names=""/></text:p>
        </draw:text-box>
        <svg:title/>
        <svg:desc/>
      </draw:frame>
      <draw:frame draw:id="id6" presentation:style-name="a40" draw:name="副标题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单击以编辑母版副标题样式</text:span><text:span text:style-name="a38" text:class-names=""/></text:p>
        </draw:text-box>
        <svg:title/>
        <svg:desc/>
      </draw:frame>
      <draw:frame draw:id="id7" presentation:style-name="a44" draw:name="日期占位符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021/4/8</text:date></text:span></text:p>
        </draw:text-box>
        <svg:title/>
        <svg:desc/>
      </draw:frame>
      <draw:frame draw:id="id8" presentation:style-name="a47" draw:name="页脚占位符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灯片编号占位符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标题和内容" style:page-layout-name="pageLayout1" draw:style-name="a51">
      <draw:frame draw:id="id10" presentation:style-name="a55" draw:name="标题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单击此处编辑母版标题样式</text:span><text:span text:style-name="a53" text:class-names=""/></text:p>
        </draw:text-box>
        <svg:title/>
        <svg:desc/>
      </draw:frame>
      <draw:frame draw:id="id11" presentation:style-name="a72" draw:name="内容占位符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编辑母版文本样式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第二级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第三级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第五级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日期占位符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021/4/8</text:date></text:span></text:p>
        </draw:text-box>
        <svg:title/>
        <svg:desc/>
      </draw:frame>
      <draw:frame draw:id="id13" presentation:style-name="a79" draw:name="页脚占位符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灯片编号占位符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节标题" style:page-layout-name="pageLayout1" draw:style-name="a83">
      <draw:frame draw:id="id15" presentation:style-name="a87" draw:name="标题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单击此处编辑母版标题样式</text:span><text:span text:style-name="a85" text:class-names=""/></text:p>
        </draw:text-box>
        <svg:title/>
        <svg:desc/>
      </draw:frame>
      <draw:frame draw:id="id16" presentation:style-name="a91" draw:name="文本占位符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编辑母版文本样式</text:span></text:p>
            </text:list-item>
          </text:list>
        </draw:text-box>
        <svg:title/>
        <svg:desc/>
      </draw:frame>
      <draw:frame draw:id="id17" presentation:style-name="a95" draw:name="日期占位符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021/4/8</text:date></text:span></text:p>
        </draw:text-box>
        <svg:title/>
        <svg:desc/>
      </draw:frame>
      <draw:frame draw:id="id18" presentation:style-name="a98" draw:name="页脚占位符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灯片编号占位符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两栏内容" style:page-layout-name="pageLayout1" draw:style-name="a102">
      <draw:frame draw:id="id20" presentation:style-name="a106" draw:name="标题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单击此处编辑母版标题样式</text:span><text:span text:style-name="a104" text:class-names=""/></text:p>
        </draw:text-box>
        <svg:title/>
        <svg:desc/>
      </draw:frame>
      <draw:frame draw:id="id21" presentation:style-name="a123" draw:name="内容占位符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编辑母版文本样式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第二级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第三级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第五级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内容占位符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编辑母版文本样式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第二级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第三级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第五级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日期占位符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021/4/8</text:date></text:span></text:p>
        </draw:text-box>
        <svg:title/>
        <svg:desc/>
      </draw:frame>
      <draw:frame draw:id="id24" presentation:style-name="a147" draw:name="页脚占位符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灯片编号占位符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比较" style:page-layout-name="pageLayout1" draw:style-name="a151">
      <draw:frame draw:id="id26" presentation:style-name="a155" draw:name="标题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单击此处编辑母版标题样式</text:span><text:span text:style-name="a153" text:class-names=""/></text:p>
        </draw:text-box>
        <svg:title/>
        <svg:desc/>
      </draw:frame>
      <draw:frame draw:id="id27" presentation:style-name="a159" draw:name="文本占位符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编辑母版文本样式</text:span></text:p>
            </text:list-item>
          </text:list>
        </draw:text-box>
        <svg:title/>
        <svg:desc/>
      </draw:frame>
      <draw:frame draw:id="id28" presentation:style-name="a176" draw:name="内容占位符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编辑母版文本样式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第二级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第三级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第五级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文本占位符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编辑母版文本样式</text:span></text:p>
            </text:list-item>
          </text:list>
        </draw:text-box>
        <svg:title/>
        <svg:desc/>
      </draw:frame>
      <draw:frame draw:id="id30" presentation:style-name="a197" draw:name="内容占位符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编辑母版文本样式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第二级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第三级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第五级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日期占位符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021/4/8</text:date></text:span></text:p>
        </draw:text-box>
        <svg:title/>
        <svg:desc/>
      </draw:frame>
      <draw:frame draw:id="id32" presentation:style-name="a204" draw:name="页脚占位符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灯片编号占位符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仅标题" style:page-layout-name="pageLayout1" draw:style-name="a208">
      <draw:frame draw:id="id34" presentation:style-name="a212" draw:name="标题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单击此处编辑母版标题样式</text:span><text:span text:style-name="a210" text:class-names=""/></text:p>
        </draw:text-box>
        <svg:title/>
        <svg:desc/>
      </draw:frame>
      <draw:frame draw:id="id35" presentation:style-name="a216" draw:name="日期占位符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021/4/8</text:date></text:span></text:p>
        </draw:text-box>
        <svg:title/>
        <svg:desc/>
      </draw:frame>
      <draw:frame draw:id="id36" presentation:style-name="a219" draw:name="页脚占位符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灯片编号占位符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空白" style:page-layout-name="pageLayout1" draw:style-name="a223">
      <draw:frame draw:id="id38" presentation:style-name="a227" draw:name="日期占位符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021/4/8</text:date></text:span></text:p>
        </draw:text-box>
        <svg:title/>
        <svg:desc/>
      </draw:frame>
      <draw:frame draw:id="id39" presentation:style-name="a230" draw:name="页脚占位符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灯片编号占位符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内容与标题" style:page-layout-name="pageLayout1" draw:style-name="a234">
      <draw:frame draw:id="id41" presentation:style-name="a238" draw:name="标题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单击此处编辑母版标题样式</text:span><text:span text:style-name="a236" text:class-names=""/></text:p>
        </draw:text-box>
        <svg:title/>
        <svg:desc/>
      </draw:frame>
      <draw:frame draw:id="id42" presentation:style-name="a255" draw:name="内容占位符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编辑母版文本样式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第二级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第三级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第五级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文本占位符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编辑母版文本样式</text:span></text:p>
            </text:list-item>
          </text:list>
        </draw:text-box>
        <svg:title/>
        <svg:desc/>
      </draw:frame>
      <draw:frame draw:id="id44" presentation:style-name="a263" draw:name="日期占位符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021/4/8</text:date></text:span></text:p>
        </draw:text-box>
        <svg:title/>
        <svg:desc/>
      </draw:frame>
      <draw:frame draw:id="id45" presentation:style-name="a266" draw:name="页脚占位符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灯片编号占位符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图片与标题" style:page-layout-name="pageLayout1" draw:style-name="a270">
      <draw:frame draw:id="id47" presentation:style-name="a274" draw:name="标题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单击此处编辑母版标题样式</text:span><text:span text:style-name="a272" text:class-names=""/></text:p>
        </draw:text-box>
        <svg:title/>
        <svg:desc/>
      </draw:frame>
      <draw:frame draw:id="id48" presentation:style-name="a277" draw:name="图片占位符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文本占位符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编辑母版文本样式</text:span></text:p>
            </text:list-item>
          </text:list>
        </draw:text-box>
        <svg:title/>
        <svg:desc/>
      </draw:frame>
      <draw:frame draw:id="id50" presentation:style-name="a285" draw:name="日期占位符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021/4/8</text:date></text:span></text:p>
        </draw:text-box>
        <svg:title/>
        <svg:desc/>
      </draw:frame>
      <draw:frame draw:id="id51" presentation:style-name="a288" draw:name="页脚占位符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灯片编号占位符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标题和竖排文字" style:page-layout-name="pageLayout1" draw:style-name="a292">
      <draw:frame draw:id="id53" presentation:style-name="a296" draw:name="标题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单击此处编辑母版标题样式</text:span><text:span text:style-name="a294" text:class-names=""/></text:p>
        </draw:text-box>
        <svg:title/>
        <svg:desc/>
      </draw:frame>
      <draw:frame draw:id="id54" presentation:style-name="a313" draw:name="竖排文字占位符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编辑母版文本样式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第二级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第三级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第五级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日期占位符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021/4/8</text:date></text:span></text:p>
        </draw:text-box>
        <svg:title/>
        <svg:desc/>
      </draw:frame>
      <draw:frame draw:id="id56" presentation:style-name="a320" draw:name="页脚占位符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灯片编号占位符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竖排标题与文本" style:page-layout-name="pageLayout1" draw:style-name="a324">
      <draw:frame draw:id="id58" presentation:style-name="a328" draw:name="竖排标题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单击此处编辑母版标题样式</text:span><text:span text:style-name="a326" text:class-names=""/></text:p>
        </draw:text-box>
        <svg:title/>
        <svg:desc/>
      </draw:frame>
      <draw:frame draw:id="id59" presentation:style-name="a345" draw:name="竖排文字占位符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编辑母版文本样式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第二级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第三级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第五级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日期占位符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21/4/8</text:date></text:span></text:p>
        </draw:text-box>
        <svg:title/>
        <svg:desc/>
      </draw:frame>
      <draw:frame draw:id="id61" presentation:style-name="a352" draw:name="页脚占位符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灯片编号占位符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cmis</meta:initial-creator>
    <dc:creator>acmis</dc:creator>
    <meta:creation-date>2021-04-08T13:02:13Z</meta:creation-date>
    <dc:date>2021-04-08T13:09:12Z</dc:date>
    <meta:template xlink:href="Organic" xlink:type="simple"/>
    <meta:editing-cycles>1</meta:editing-cycles>
    <meta:editing-duration>PT406S</meta:editing-duration>
    <meta:document-statistic meta:paragraph-count="0" meta:word-count="0"/>
  </office:meta>
</office:document-meta>
</file>